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000000" fo:min-height="9.108cm"/>
    </style:style>
    <style:style style:name="gr2" style:family="graphic">
      <style:graphic-properties style:protect="size"/>
    </style:style>
    <style:style style:name="pr1" style:family="presentation" style:parent-style-name="Standard-subtitle">
      <style:graphic-properties draw:fill-color="#ffffff" fo:min-height="9.531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8.884cm"/>
    </style:style>
    <style:style style:name="P1" style:family="paragraph">
      <style:paragraph-properties fo:margin-left="0cm" fo:margin-right="0cm" fo:text-align="start" fo:text-indent="0cm" style:text-autospace="none"/>
    </style:style>
    <style:style style:name="P2" style:family="paragraph">
      <style:paragraph-properties fo:margin-left="0cm" fo:margin-right="0cm" fo:text-align="justify" fo:text-indent="0cm" style:text-autospace="none"/>
    </style:style>
    <style:style style:name="P3" style:family="paragraph">
      <style:paragraph-properties fo:margin-left="0cm" fo:margin-right="0cm" fo:text-indent="0cm" style:text-autospace="none"/>
    </style:style>
    <style:style style:name="P4" style:family="paragraph">
      <loext:graphic-properties draw:fill-color="#ffffff"/>
    </style:style>
    <style:style style:name="P5" style:family="paragraph">
      <style:paragraph-properties fo:margin-top="0.42cm" fo:margin-bottom="0.35cm" fo:text-align="start"/>
    </style:style>
    <style:style style:name="P6" style:family="paragraph">
      <loext:graphic-properties draw:fill="none" draw:fill-color="#000000"/>
      <style:paragraph-properties fo:margin-top="0.42cm" fo:margin-bottom="0.35cm" fo:text-align="start"/>
      <style:text-properties style:font-name="Times New Roman" fo:font-size="15pt" style:font-size-asian="15pt" style:font-size-complex="15pt"/>
    </style:style>
    <style:style style:name="P7" style:family="paragraph">
      <style:paragraph-properties fo:margin-left="0cm" fo:margin-right="0cm" fo:margin-top="0.3cm" fo:margin-bottom="0cm" fo:text-align="justify" fo:text-indent="0cm" style:text-autospace="none"/>
    </style:style>
    <style:style style:name="P8" style:family="paragraph">
      <style:paragraph-properties fo:margin-top="0.3cm" fo:margin-bottom="0cm" fo:text-align="justify"/>
      <style:text-properties style:font-name="Times New Roman"/>
    </style:style>
    <style:style style:name="P9" style:family="paragraph">
      <style:text-properties style:font-name="Times New Roman" fo:font-size="15pt" style:text-underline-style="none" style:font-size-asian="15pt" style:font-size-complex="15pt"/>
    </style:style>
    <style:style style:name="T1" style:family="text">
      <style:text-properties fo:color="#000000" style:font-name="Times New Roman" fo:font-size="22pt" fo:language="en" fo:country="GB" style:text-underline-style="none" fo:font-weight="bold" style:font-name-asian="Arial" style:font-size-asian="22pt" style:font-weight-asian="bold" style:font-size-complex="22pt" style:font-weight-complex="bold"/>
    </style:style>
    <style:style style:name="T2" style:family="text">
      <style:text-properties fo:color="#000000" style:font-name="Times New Roman" fo:font-size="16pt" fo:language="en" fo:country="GB" style:font-name-asian="Arial" style:font-size-asian="16pt" style:font-size-complex="16pt"/>
    </style:style>
    <style:style style:name="T3" style:family="text">
      <style:text-properties fo:color="#000000" style:font-name="Times New Roman" fo:font-size="16pt" fo:language="en" fo:country="US" style:font-name-asian="Arial" style:font-size-asian="16pt" style:font-size-complex="16pt"/>
    </style:style>
    <style:style style:name="T4" style:family="text">
      <style:text-properties fo:color="#000000" style:font-name="Times New Roman" fo:font-size="16pt" fo:language="en" fo:country="GB" fo:font-weight="bold" style:font-name-asian="Arial" style:font-size-asian="16pt" style:font-weight-asian="bold" style:font-size-complex="16pt" style:font-weight-complex="bold"/>
    </style:style>
    <style:style style:name="T5" style:family="text">
      <style:text-properties fo:color="#111111" style:font-name="Times New Roman" fo:font-size="16pt" fo:language="en" fo:country="GB" fo:font-weight="bold" style:font-name-asian="Arial" style:font-size-asian="16pt" style:font-weight-asian="bold" style:font-size-complex="16pt" style:font-weight-complex="bold"/>
    </style:style>
    <style:style style:name="T6" style:family="text">
      <style:text-properties fo:color="#000000" style:font-name="Arial" fo:font-size="14pt" fo:language="en" fo:country="US" fo:font-weight="bold" style:font-name-asian="Arial" style:font-weight-asian="bold" style:font-weight-complex="bold"/>
    </style:style>
    <style:style style:name="T7" style:family="text">
      <style:text-properties fo:color="#000000" style:font-name="Arial" fo:font-size="11pt" fo:language="en" fo:country="GB" style:font-name-asian="Arial"/>
    </style:style>
    <style:style style:name="T8" style:family="text">
      <style:text-properties fo:color="#000000" style:font-name="Arial" fo:font-size="14pt" fo:language="en" fo:country="US" style:text-underline-style="solid" style:text-underline-width="auto" style:text-underline-color="font-color" style:font-name-asian="Arial"/>
    </style:style>
    <style:style style:name="T9" style:family="text">
      <style:text-properties style:font-name="Times New Roman" fo:font-size="15pt" style:font-size-asian="15pt" style:font-size-complex="15pt"/>
    </style:style>
    <style:style style:name="T10" style:family="text">
      <style:text-properties style:font-name="Times New Roman" fo:font-size="15pt" fo:font-weight="bold" style:font-size-asian="15pt" style:font-weight-asian="bold" style:font-size-complex="15pt" style:font-weight-complex="bold"/>
    </style:style>
    <style:style style:name="T11" style:family="text">
      <style:text-properties style:text-position="33% 58%" style:font-name="Times New Roman" fo:font-size="15pt" style:font-size-asian="15pt" style:font-size-complex="15pt"/>
    </style:style>
    <style:style style:name="T12" style:family="text">
      <style:text-properties style:font-name="Times New Roman" fo:font-size="10pt" style:font-size-asian="10pt" style:font-size-complex="10pt"/>
    </style:style>
    <style:style style:name="T13" style:family="text">
      <style:text-properties fo:color="#000000" style:font-name="Times New Roman" fo:font-size="14pt" fo:language="en" fo:country="GB" style:text-underline-style="solid" style:text-underline-width="auto" style:text-underline-color="font-color" style:font-name-asian="Arial"/>
    </style:style>
    <style:style style:name="T14" style:family="text">
      <style:text-properties fo:color="#000099" style:font-name="Times New Roman" fo:font-size="12pt" fo:language="en" fo:country="GB" fo:font-weight="bold" style:font-name-asian="Arial" style:font-weight-asian="bold" style:font-weight-complex="bold"/>
    </style:style>
    <style:style style:name="T15" style:family="text">
      <style:text-properties fo:color="#ff3333" style:font-name="Times New Roman" fo:font-size="12pt" fo:language="en" fo:country="GB" fo:font-weight="bold" style:font-name-asian="Arial" style:font-weight-asian="bold" style:font-weight-complex="bold"/>
    </style:style>
    <style:style style:name="T16" style:family="text">
      <style:text-properties fo:color="#999999" style:font-name="Times New Roman" fo:font-size="12pt" fo:language="en" fo:country="GB" fo:font-weight="bold" style:font-name-asian="Arial" style:font-weight-asian="bold" style:font-weight-complex="bold"/>
    </style:style>
    <style:style style:name="T17" style:family="text">
      <style:text-properties fo:color="#000000" style:font-name="Times New Roman" fo:font-size="12pt" fo:language="en" fo:country="GB" style:font-name-asian="Arial"/>
    </style:style>
    <style:style style:name="T18" style:family="text">
      <style:text-properties fo:color="#000000" style:font-name="Times New Roman" fo:font-size="12pt" fo:language="en" fo:country="GB" fo:font-weight="bold" style:font-name-asian="Arial" style:font-weight-asian="bold" style:font-weight-complex="bold"/>
    </style:style>
    <style:style style:name="T19" style:family="text">
      <style:text-properties fo:color="#990099" style:font-name="Times New Roman" fo:font-size="12pt" fo:language="en" fo:country="GB" fo:font-weight="bold" style:font-name-asian="Arial" style:font-weight-asian="bold" style:font-weight-complex="bold"/>
    </style:style>
    <style:style style:name="T20" style:family="text">
      <style:text-properties fo:color="#007826" style:font-name="Times New Roman" fo:font-size="12pt" fo:language="en" fo:country="GB" fo:font-weight="bold" style:font-name-asian="Arial" style:font-weight-asian="bold" style:font-weight-complex="bold"/>
    </style:style>
    <style:style style:name="T21" style:family="text">
      <style:text-properties fo:color="#9999ff" style:font-name="Times New Roman" fo:font-size="12pt" fo:language="en" fo:country="GB" fo:font-weight="bold" style:font-name-asian="Arial" style:font-weight-asian="bold" style:font-weight-complex="bold"/>
    </style:style>
    <style:style style:name="T22" style:family="text">
      <style:text-properties fo:color="#808080" style:font-name="Times New Roman" fo:font-size="12pt" fo:language="en" fo:country="GB" fo:font-weight="bold" style:font-name-asian="Arial" style:font-weight-asian="bold" style:font-weight-complex="bold"/>
    </style:style>
    <style:style style:name="T23" style:family="text">
      <style:text-properties fo:color="#000000" style:font-name="Times New Roman" fo:font-size="12pt" fo:language="en" fo:country="GB" fo:font-weight="normal" style:font-name-asian="Arial" style:font-weight-asian="normal" style:font-weight-complex="normal"/>
    </style:style>
    <style:style style:name="T24" style:family="text">
      <style:text-properties fo:color="#000000" style:font-name="Times New Roman" fo:font-size="14pt" fo:language="en" fo:country="US" style:font-name-asian="Arial"/>
    </style:style>
    <style:style style:name="T25" style:family="text">
      <style:text-properties fo:color="#666666" style:font-name="Times New Roman" fo:language="en" fo:country="US" style:font-name-asian="Source Code Pro"/>
    </style:style>
    <style:style style:name="T26" style:family="text">
      <style:text-properties fo:color="#000000" style:font-name="Times New Roman" fo:font-size="15pt" fo:language="en" fo:country="GB" style:text-underline-style="none" fo:font-weight="bold" style:font-name-asian="Arial" style:font-size-asian="15pt" style:font-weight-asian="bold" style:font-size-complex="15pt" style:font-weight-complex="bold"/>
    </style:style>
    <style:style style:name="T27" style:family="text">
      <style:text-properties fo:color="#000000" style:font-name="Times New Roman" fo:font-size="15pt" fo:language="en" fo:country="GB" fo:font-style="italic" style:text-underline-style="none" style:font-name-asian="Arial" style:font-size-asian="15pt" style:font-style-asian="italic" style:font-size-complex="15pt" style:font-style-complex="italic"/>
    </style:style>
    <style:style style:name="T28" style:family="text">
      <style:text-properties fo:color="#000000" style:font-name="Times New Roman" fo:font-size="15pt" fo:language="en" fo:country="GB" style:text-underline-style="none" style:font-name-asian="Arial" style:font-size-asian="15pt" style:font-size-complex="15pt"/>
    </style:style>
    <style:style style:name="T29" style:family="text">
      <style:text-properties fo:color="#0000ff" style:font-name="Times New Roman" fo:font-size="15pt" fo:language="en" fo:country="GB" style:text-underline-style="none" fo:font-weight="bold" style:font-name-asian="Arial" style:font-size-asian="15pt" style:font-weight-asian="bold" style:font-size-complex="15pt" style:font-weight-complex="bold"/>
    </style:style>
    <style:style style:name="T30" style:family="text">
      <style:text-properties fo:color="#0000ff" style:font-name="Times New Roman" fo:font-size="15pt" fo:language="en" fo:country="GB" style:text-underline-style="none" style:font-name-asian="Arial" style:font-size-asian="15pt" style:font-size-complex="15pt"/>
    </style:style>
    <style:style style:name="T31" style:family="text">
      <style:text-properties fo:color="#ff9900" style:font-name="Times New Roman" fo:font-size="15pt" fo:language="en" fo:country="GB" style:text-underline-style="none" fo:font-weight="bold" style:font-name-asian="Arial" style:font-size-asian="15pt" style:font-weight-asian="bold" style:font-size-complex="15pt" style:font-weight-complex="bold"/>
    </style:style>
    <style:style style:name="T32" style:family="text">
      <style:text-properties fo:color="#980000" style:font-name="Times New Roman" fo:font-size="15pt" fo:language="en" fo:country="GB" style:text-underline-style="none" style:font-name-asian="Arial"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4" draw:layer="layout" svg:width="25.199cm" svg:height="9.531cm" svg:x="1.001cm" svg:y="0.468cm" presentation:class="subtitle" presentation:user-transformed="true">
          <draw:text-box>
            <text:p text:style-name="P1"><text:span text:style-name="T1">Exercice 1 : </text:span></text:p>
            <text:p text:style-name="P1"><text:span text:style-name="T1"/></text:p>
            <text:p text:style-name="P2"><text:span text:style-name="T2"><text:tab/></text:span><text:span text:style-name="T2">À l’aide des balises suivantes, structurer le texte proposé en signalant l’ensemble texte, les chapitres, les titres de chapitre, les paragraphes contenus dans les chapitres, les noms de personnages trouvés dans le texte et <text:s/>les notes de bas de page. </text:span></text:p>
            <text:p text:style-name="P2"><text:span text:style-name="T3"/></text:p>
            <text:p text:style-name="P2"><text:span text:style-name="T4">&lt;texte&gt;</text:span></text:p>
            <text:p text:style-name="P2"><text:span text:style-name="T4">&lt;chapitre&gt;</text:span></text:p>
            <text:p text:style-name="P2"><text:span text:style-name="T4">&lt;titreChapitre&gt;</text:span></text:p>
            <text:p text:style-name="P2"><text:span text:style-name="T5">&lt;paragraphe&gt;</text:span></text:p>
            <text:p text:style-name="P2"><text:span text:style-name="T4">&lt;nomPersonnage&gt;</text:span></text:p>
            <text:p text:style-name="P2"><text:span text:style-name="T4">&lt;noteDeBasDePage &gt;</text:span></text:p>
            <text:p text:style-name="P2"><text:span text:style-name="T6"/></text:p>
            <text:p text:style-name="P2"><text:span text:style-name="T7"><text:tab/></text:span><text:span text:style-name="T7"> </text:span><text:span text:style-name="T7"><text:tab/></text:span><text:span text:style-name="T7"> </text:span><text:span text:style-name="T7"><text:tab/></text:span><text:span text:style-name="T7"> </text:span><text:span text:style-name="T7"><text:tab/></text:span><text:span text:style-name="T7"> </text:span><text:span text:style-name="T7"><text:tab/></text:span></text:p>
            <text:p text:style-name="P3"><text:span text:style-name="T8"/></text:p>
          </draw:text-box>
        </draw:frame>
        <draw:frame draw:style-name="gr1" draw:text-style-name="P6" draw:layer="layout" svg:width="17.8cm" svg:height="9.358cm" svg:x="9cm" svg:y="5.4cm">
          <draw:text-box>
            <text:p text:style-name="P5"><text:span text:style-name="T9">              </text:span></text:p>
            <text:p text:style-name="P5"><text:span text:style-name="T10">Blanche-Neige mange la pomme empoisonnée</text:span></text:p>
            <text:p text:style-name="P5"><text:span text:style-name="T9">  </text:span><text:span text:style-name="T9">Il était une fois Blanche-Neige</text:span><text:span text:style-name="T11">1</text:span><text:span text:style-name="T9"> que sa belle-mère détestait.</text:span><text:span text:style-name="T10"> [...]</text:span></text:p>
            <text:p text:style-name="P5"><text:span text:style-name="T10">Blanche-Neige attend le prince Charmant</text:span></text:p>
            <text:p text:style-name="P5"><text:span text:style-name="T9">  </text:span><text:span text:style-name="T9">Un jour Charmant</text:span><text:span text:style-name="T11">2</text:span><text:span text:style-name="T9"> arriva sur son cheval blanc et la sauva. [...]</text:span></text:p>
            <text:p text:style-name="P5"><text:span text:style-name="T12">  </text:span></text:p>
            <text:p text:style-name="P5"><text:span text:style-name="T12">1 Elle porte ce nom, car son visage est blanc comme la neige</text:span></text:p>
            <text:p text:style-name="P5"><text:span text:style-name="T12">2 Nom du prince qui sauve Blanche-Neige.</text:span></text:p>
            <text:p text:style-name="P5"><text:span text:style-name="T9"/></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8" draw:layer="layout" svg:width="25.199cm" svg:height="14.2cm" svg:x="1.001cm" svg:y="1.4cm" presentation:class="outline" presentation:user-transformed="true">
          <draw:text-box>
            <text:p text:style-name="P7"><text:span text:style-name="T13">Corrigé : </text:span></text:p>
            <text:p text:style-name="P7"><text:span text:style-name="T13"/></text:p>
            <text:p text:style-name="P7"><text:span text:style-name="T14">&lt;texte&gt;</text:span></text:p>
            <text:p text:style-name="P7"><text:span text:style-name="T15"><text:s text:c="6"/></text:span><text:span text:style-name="T15">&lt;chapitre&gt;</text:span></text:p>
            <text:p text:style-name="P7"><text:span text:style-name="T15"><text:s text:c="12"/></text:span><text:span text:style-name="T16">&lt;titreChapitre&gt;</text:span><text:span text:style-name="T17">Blanche-Neige mange la pomme empoisonnée</text:span><text:span text:style-name="T16">&lt;/titreChapitre&gt;</text:span></text:p>
            <text:p text:style-name="P7"><text:span text:style-name="T15"><text:s text:c="12"/></text:span><text:span text:style-name="T18">&lt;</text:span><text:span text:style-name="T19">paragraphe&gt;</text:span><text:span text:style-name="T17">Il était une fois </text:span><text:span text:style-name="T20">&lt;nomPersonnage&gt;</text:span><text:span text:style-name="T17">Blanche-Neige</text:span><text:span text:style-name="T20">&lt;/nomPersonnage&gt;</text:span></text:p>
            <text:p text:style-name="P7"><text:span text:style-name="T15"><text:s text:c="12"/></text:span><text:span text:style-name="T21">&lt;noteDeBasDePage&gt;</text:span><text:span text:style-name="T17">Elle porte ce nom, car son visage est blanc comme la neige</text:span><text:span text:style-name="T21">&lt;/noteDeBasDePage&gt; </text:span><text:span text:style-name="T17">que sa belle-mère détestait</text:span></text:p>
            <text:p text:style-name="P7"><text:span text:style-name="T15"><text:s text:c="12"/></text:span><text:span text:style-name="T19">&lt;/paragraphe&gt;</text:span></text:p>
            <text:p text:style-name="P7"><text:span text:style-name="T15"><text:s text:c="6"/></text:span><text:span text:style-name="T15">&lt;/chapitre&gt;</text:span></text:p>
            <text:p text:style-name="P7"><text:span text:style-name="T15"><text:s text:c="6"/></text:span><text:span text:style-name="T15">&lt;chapitre&gt;</text:span></text:p>
            <text:p text:style-name="P7"><text:span text:style-name="T15"><text:s text:c="12"/></text:span><text:span text:style-name="T22">&lt;titreChapitre&gt;</text:span><text:span text:style-name="T17">Blanche-Neige attend le nain Charmant</text:span><text:span text:style-name="T22">&lt;/titreChapitre&gt;</text:span></text:p>
            <text:p text:style-name="P7"><text:span text:style-name="T15"><text:s text:c="12"/></text:span><text:span text:style-name="T19">&lt;paragraphe&gt;</text:span><text:span text:style-name="T17">Un jour,</text:span><text:span text:style-name="T18"> </text:span><text:span text:style-name="T20">&lt;nomPersonnage&gt;</text:span><text:span text:style-name="T17">Charmant</text:span><text:span text:style-name="T20">&lt;/nomPersonnage&gt;</text:span><text:span text:style-name="T21">&lt;noteDeBasDePage&gt;</text:span><text:span text:style-name="T23">Nom du prince</text:span><text:span text:style-name="T17"> qui sauve Blanche-Neige, il est rare que les variantes du conte mentionne sa petite taille.</text:span><text:span text:style-name="T21">&lt;/noteDeBasDePage&gt;</text:span><text:span text:style-name="T17">arriva sur son cheval blanc et la sauva.</text:span></text:p>
            <text:p text:style-name="P7"><text:span text:style-name="T15"><text:s text:c="12"/></text:span><text:span text:style-name="T19">&lt;/paragraphe&gt;</text:span></text:p>
            <text:p text:style-name="P7"><text:span text:style-name="T15"><text:s text:c="6"/></text:span><text:span text:style-name="T15">&lt;/chapitre&gt;</text:span></text:p>
            <text:p text:style-name="P7"><text:span text:style-name="T14">&lt;/texte&gt;</text:span></text:p>
            <text:p text:style-name="P7"><text:span text:style-name="T24"/></text:p>
            <text:p text:style-name="P7"><text:span text:style-name="T25"/></text:p>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3" draw:text-style-name="P9" draw:layer="layout" svg:width="25.199cm" svg:height="14.2cm" svg:x="0.601cm" svg:y="1.2cm" presentation:class="outline" presentation:user-transformed="true">
          <draw:text-box>
            <text:p text:style-name="P3"><text:span text:style-name="T26">Exercice 2 : </text:span><text:span text:style-name="T27">Bien formé ou pas ?</text:span></text:p>
            <text:p text:style-name="P3"><text:span text:style-name="T27"/></text:p>
            <text:p text:style-name="P3"><text:span text:style-name="T28"><text:s/></text:span><text:span text:style-name="T29">&lt;paragraphe&gt;</text:span><text:span text:style-name="T28">du texte</text:span><text:span text:style-name="T29">&lt;/paragraphe&gt;</text:span></text:p>
            <text:p text:style-name="P3"><text:span text:style-name="T28"><text:s/></text:span><text:span text:style-name="T29">&lt;paragraphe&gt;&lt;article&gt;</text:span><text:span text:style-name="T28">du</text:span><text:span text:style-name="T29">&lt;/article&gt;&lt;nom&gt;</text:span><text:span text:style-name="T28">texte</text:span><text:span text:style-name="T29">&lt;/nom&gt;&lt;/paragraphe&gt;</text:span></text:p>
            <text:p text:style-name="P3"><text:span text:style-name="T29">&lt;paragraphe&gt;&lt;article&gt;</text:span><text:span text:style-name="T28">du</text:span><text:span text:style-name="T29"> &lt;nom&gt;&lt;/article&gt;</text:span><text:span text:style-name="T28">texte</text:span><text:span text:style-name="T29">&lt;/nom&gt;&lt;/paragraphe&gt;</text:span><text:span text:style-name="T30"> </text:span></text:p>
            <text:p text:style-name="P3"><text:span text:style-name="T29">&lt;paragraphe</text:span><text:span text:style-name="T30"> </text:span><text:span text:style-name="T31">type=</text:span><text:span text:style-name="T32">"texte"</text:span><text:span text:style-name="T29">&gt;</text:span><text:span text:style-name="T28">du texte</text:span><text:span text:style-name="T29">&lt;/paragraphe&gt;</text:span></text:p>
            <text:p text:style-name="P3"><text:span text:style-name="T29">&lt;paragraphe</text:span><text:span text:style-name="T26"> </text:span><text:span text:style-name="T31">type=</text:span><text:span text:style-name="T32">texte</text:span><text:span text:style-name="T29">&gt;</text:span><text:span text:style-name="T28">du texte</text:span><text:span text:style-name="T29">&lt;/paragraphe&gt;</text:span></text:p>
            <text:p text:style-name="P3"><text:span text:style-name="T29">&lt;paragraphe </text:span><text:span text:style-name="T31">type=</text:span><text:span text:style-name="T32">"texte"</text:span><text:span text:style-name="T29">&gt;</text:span><text:span text:style-name="T28">du texte</text:span><text:span text:style-name="T29">&lt;paragraphe/&gt;</text:span></text:p>
            <text:p text:style-name="P3"><text:span text:style-name="T29">&lt;paragraphe </text:span><text:span text:style-name="T31">type=</text:span><text:span text:style-name="T32">"texte"</text:span><text:span text:style-name="T29">&gt;</text:span><text:span text:style-name="T28">du texte</text:span><text:span text:style-name="T29">&lt;nomPersonnage&gt;</text:span><text:span text:style-name="T28">nom de personnage</text:span><text:span text:style-name="T29">&lt;/paragraphe&gt;</text:span></text:p>
            <text:p text:style-name="P3"><text:span text:style-name="T28"><text:s/></text:span><text:span text:style-name="T29">&lt;paragraphe </text:span><text:span text:style-name="T31">type=</text:span><text:span text:style-name="T32">"texte"</text:span><text:span text:style-name="T29">&gt;</text:span><text:span text:style-name="T28">du texte</text:span><text:span text:style-name="T29">&lt;/Paragraphe&gt;</text:span></text:p>
            <text:p text:style-name="P3"><text:span text:style-name="T29">&lt;segment </text:span><text:span text:style-name="T31">type=</text:span><text:span text:style-name="T32">"texte"</text:span><text:span text:style-name="T29"> </text:span><text:span text:style-name="T31">type=</text:span><text:span text:style-name="T32">"nombre"</text:span><text:span text:style-name="T29">&gt;</text:span><text:span text:style-name="T28">du texte</text:span><text:span text:style-name="T29">&lt;/paragraphe&gt;</text:span></text:p>
            <text:p text:style-name="P3"><text:span text:style-name="T28"/></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0:44:27.859683626</meta:creation-date>
    <dc:date>2018-10-09T17:05:10.107659877</dc:date>
    <meta:editing-duration>PT1H15M7S</meta:editing-duration>
    <meta:editing-cycles>8</meta:editing-cycles>
    <meta:generator>LibreOffice/6.0.2.1$MacOSX_X86_64 LibreOffice_project/f7f06a8f319e4b62f9bc5095aa112a65d2f3ac89</meta:generator>
    <meta:document-statistic meta:object-count="31"/>
  </office:meta>
</office:document-meta>
</file>